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3" style:family="paragraph" style:parent-style-name="Standard">
      <style:text-properties fo:font-size="24pt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72pt" fo:font-weight="bold" style:font-size-asian="72pt" style:font-weight-asian="bold" style:font-size-complex="72pt" style:font-weight-complex="bold"/>
    </style:style>
    <style:style style:name="P7" style:family="paragraph" style:parent-style-name="Standard">
      <style:paragraph-properties style:writing-mode="lr-tb"/>
      <style:text-properties fo:font-size="24pt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fo:font-weight="normal" style:font-size-asian="21pt" style:font-weight-asian="normal" style:font-size-complex="2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e Sphinx</text:p>
      <text:p text:style-name="P8"/>
      <text:p text:style-name="P8">Kreuzworträtsel wird durch Sphinx, Geschichte und Spiel gefüllt.</text:p>
      <text:p text:style-name="P8"/>
      <text:p text:style-name="P8">Sphinx aufwecken: Auf die Nase drücken. (Schauspiel!)</text:p>
      <text:p text:style-name="P8"/>
      <text:p text:style-name="P8">Große Schrift: Die Frage der Sphinx</text:p>
      <text:p text:style-name="P8"/>
      <text:p text:style-name="P8">Vier blaue Kugeln schweben im Raum: Antwort erscheint jeweils zweimal. (Klick!)</text:p>
      <text:p text:style-name="P8"/>
      <text:p text:style-name="P8">Falsch: Sphinx lacht und schläft ein.</text:p>
      <text:p text:style-name="P8"/>
      <text:p text:style-name="P8">Richtig: Sphinx windet sich und stellt die nächste Frage.</text:p>
      <text:p text:style-name="P8"/>
      <text:p text:style-name="P4"><text:span text:style-name="T1">Alle Richtig: Sphinx zerplatzt.<text:tab/><text:tab/></text:span><text:span text:style-name="T1"> </text:span></text:p>
      <text:p text:style-name="P6">1</text:p>
      <text:p text:style-name="P1">WER BIST DU, DASS DU ES WAGST VOR MICH ZU TRETEN?</text:p>
      <text:p text:style-name="P3"/>
      <text:p text:style-name="P3">a) <text:span text:style-name="T2">ein Mensch</text:span> <text:tab/>b) ein Cypherpunk </text:p>
      <text:p text:style-name="P3">c) ich selbst<text:tab/><text:tab/>d) niemand</text:p>
      <text:p text:style-name="P1"/>
      <text:p text:style-name="P6">2</text:p>
      <text:p text:style-name="P1">WAS WILLST DU HINTER DIESER PFORTE TUN?</text:p>
      <text:p text:style-name="P3"/>
      <text:p text:style-name="P3">a) <text:span text:style-name="T2">lernen</text:span> <text:tab/><text:tab/><text:tab/>b) mal sehen </text:p>
      <text:p text:style-name="P3">c) was <text:span text:style-name="T3">verlangt</text:span> wird<text:tab/>d) nichts</text:p>
      <text:p text:style-name="P6">3</text:p>
      <text:p text:style-name="P1">WELCHE TUGEND BRAUCHST DU DAFÜR AM MEISTEN?</text:p>
      <text:p text:style-name="P3"/>
      <text:p text:style-name="P3">a) Ausdauer <text:tab/><text:tab/><text:tab/><text:tab/>b) Geistesgegenwart </text:p>
      <text:p text:style-name="P7">c) <text:span text:style-name="T2">Gerechtigkeitsliebe</text:span><text:tab/> <text:tab/>d) Mut</text:p>
      <text:p text:style-name="P6">4</text:p>
      <text:p text:style-name="P1">WAS IST STÄRKER ALS ALLE GEHEIMDIENSTE DIESER WELT?</text:p>
      <text:p text:style-name="P3"/>
      <text:p text:style-name="P3">a) die Armeen <text:tab/><text:tab/>b) das Geld </text:p>
      <text:p text:style-name="P3">c) <text:span text:style-name="T2">die Jugend</text:span><text:tab/><text:tab/><text:tab/>d) die Unternehmen</text:p>
      <text:p text:style-name="P2"/>
      <text:p text:style-name="P6">5</text:p>
      <text:p text:style-name="P1">WAS TUST DU, WENN DU VERSAGST?</text:p>
      <text:p text:style-name="P3"/>
      <text:p text:style-name="P3">a) <text:span text:style-name="T2">ich versage nicht</text:span> <text:tab/>b) ich komme wieder</text:p>
      <text:p text:style-name="P3">c) ich weiß es nicht<text:tab/>d) ich lerne</text:p>
      <text:p text:style-name="P3"/>
      <text:p text:style-name="P6">6</text:p>
      <text:p text:style-name="P1">DU WIRST DICH VERLIEREN!</text:p>
      <text:p text:style-name="P3"/>
      <text:p text:style-name="P3">a) <text:span text:style-name="T2">Das will ich</text:span></text:p>
      <text:p text:style-name="P3">b) Dann suche ich mich wieder</text:p>
      <text:p text:style-name="P3">c) Ich kann mich nicht verlieren<text:tab/></text:p>
      <text:p text:style-name="P3">d) Ich muss mich verlieren </text:p>
      <text:p text:style-name="P3"/>
      <text:p text:style-name="P6">7</text:p>
      <text:p text:style-name="P1">DU KANNST GEGEN MICH NICHT GEWINNEN!</text:p>
      <text:p text:style-name="P3"/>
      <text:p text:style-name="P3">a) Wir können gemeinsam gewinnen</text:p>
      <text:p text:style-name="P3">b) Ich werde nicht verlieren</text:p>
      <text:p text:style-name="P7">c) <text:span text:style-name="T2">I</text:span><text:span text:style-name="T2">ch kann </text:span><text:span text:style-name="T2">gewinnen</text:span></text:p>
      <text:p text:style-name="P3">d) Doch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chmidt</meta:initial-creator>
    <meta:creation-date>2014-06-06T12:29:42</meta:creation-date>
    <dc:date>2014-08-13T09:36:46</dc:date>
    <dc:creator>Debian user</dc:creator>
    <meta:editing-duration>PT6H13M58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8" meta:paragraph-count="40" meta:word-count="204" meta:character-count="1157" meta:non-whitespace-character-count="968"/>
  </office:meta>
</office:document-meta>
</file>